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 Netzwerktechnik 4<text:line-break/><text:line-break/><text:line-break/><text:span text:style-name="T1">Der Auszubildender Linux-Administrator aus dem 1. Lehrjahr hat einem Kunden soeben die bestellten CentOS-Rechner ausgeliefert. <text:line-break/>Er ruft Sie an und sagt, dass noch kein Internet-Anschluss vorhanden ist und kein Apache-Server installiert ist. <text:line-break/>Er weiß noch nicht wie er unter redhat einen Apache-Server installiert. <text:line-break/><text:line-break/>Aber wir!<text:line-break/><text:line-break/>Helfen wir ihm, damit wir nicht selbst zum Kunden fahren müssen, der Kaffee ist wirklich mies beim Kunden ;)<text:line-break/><text:line-break/><text:line-break/><text:line-break/>Wie würden Sie vorgehen?<text:line-break/><text:line-break/>Nutzen Sie hierfür Ihr Wissen aus dem Kurs und planen zunächst sinnvolle Schritte und Befehle die Ihnen dabei helfen.<text:line-break/><text:line-break/>Halten Sie auch die Informationen zu den Befehlen berei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5:58:37.12</meta:creation-date>
    <dc:date>2020-05-27T07:45:10.51</dc:date>
    <meta:editing-duration>PT6H3M17S</meta:editing-duration>
    <meta:editing-cycles>12</meta:editing-cycles>
    <meta:generator>OpenOffice/4.1.7$Win32 OpenOffice.org_project/417m1$Build-9800</meta:generator>
    <meta:print-date>2020-05-27T07:40:49.33</meta:print-date>
    <meta:document-statistic meta:table-count="0" meta:image-count="0" meta:object-count="0" meta:page-count="1" meta:paragraph-count="1" meta:word-count="99" meta:character-count="691"/>
  </office:meta>
</office:document-meta>
</file>